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100000038ED1F24CE9561CFAF.png" manifest:media-type="image/png"/>
  <manifest:file-entry manifest:full-path="Pictures/10000001000001F8000000796F9679287FA47813.png" manifest:media-type="image/png"/>
  <manifest:file-entry manifest:full-path="Pictures/1000000100000306000000607B91D0897BA3C88B.png" manifest:media-type="image/png"/>
  <manifest:file-entry manifest:full-path="Pictures/10000001000002F000000054A23524FEAC7D773B.png" manifest:media-type="image/png"/>
  <manifest:file-entry manifest:full-path="Pictures/10000001000002DD000000BA81D9A9D37F5BB0FF.png" manifest:media-type="image/png"/>
  <manifest:file-entry manifest:full-path="Pictures/10000001000002910000007B2EA8AD42D155D8BB.png" manifest:media-type="image/png"/>
  <manifest:file-entry manifest:full-path="Pictures/10000001000001F80000007923D17EB8793A14DE.png" manifest:media-type="image/png"/>
  <manifest:file-entry manifest:full-path="Pictures/10000001000001E000000030161BE9E7EB1934C4.png" manifest:media-type="image/png"/>
  <manifest:file-entry manifest:full-path="Pictures/10000001000001E00000003086AF5A66571BE748.png" manifest:media-type="image/png"/>
  <manifest:file-entry manifest:full-path="Pictures/100000010000029100000053CFE5DB92F0BBF45C.png" manifest:media-type="image/png"/>
  <manifest:file-entry manifest:full-path="Pictures/10000001000002DD000000BA756CA4367A0F1C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91f3" officeooo:paragraph-rsid="000591f3"/>
    </style:style>
    <style:style style:name="P2" style:family="paragraph" style:parent-style-name="Standard">
      <style:text-properties fo:font-size="21pt" officeooo:rsid="000591f3" officeooo:paragraph-rsid="000591f3" style:font-size-asian="21pt" style:font-size-complex="21pt"/>
    </style:style>
    <style:style style:name="P3" style:family="paragraph" style:parent-style-name="Standard">
      <style:text-properties fo:font-size="21pt" officeooo:rsid="000591f3" officeooo:paragraph-rsid="000591f3" style:font-size-asian="18.3500003814697pt" style:font-size-complex="21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2</text:p>
      <text:p text:style-name="P1"><draw:frame draw:style-name="fr2" draw:name="Image1" text:anchor-type="char" svg:x="0in" svg:y="0.1354in" svg:width="6.6929in" svg:height="1.698in" draw:z-index="0"><draw:image xlink:href="Pictures/10000001000002DD000000BA756CA4367A0F1C35.png" xlink:type="simple" xlink:show="embed" xlink:actuate="onLoad" draw:mime-type="image/png"/></draw:frame></text:p>
      <text:p text:style-name="P3"><draw:frame draw:style-name="fr2" draw:name="Image2" text:anchor-type="char" svg:x="0.2839in" svg:y="0.2898in" svg:width="5in" svg:height="0.5in" draw:z-index="1"><draw:image xlink:href="Pictures/10000001000001E00000003086AF5A66571BE748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2" draw:name="Image3" text:anchor-type="char" svg:x="0.2425in" svg:y="0.0043in" svg:width="5in" svg:height="0.5in" draw:z-index="2"><draw:image xlink:href="Pictures/10000001000001E000000030161BE9E7EB1934C4.png" xlink:type="simple" xlink:show="embed" xlink:actuate="onLoad" draw:mime-type="image/png"/></draw:frame></text:p>
      <text:p text:style-name="P3"/>
      <text:p text:style-name="P3"><draw:frame draw:style-name="fr2" draw:name="Image4" text:anchor-type="char" svg:x="-0.0417in" svg:y="0.2854in" svg:width="6.6929in" svg:height="1.698in" draw:z-index="3"><draw:image xlink:href="Pictures/10000001000002DD000000BA81D9A9D37F5BB0FF.png" xlink:type="simple" xlink:show="embed" xlink:actuate="onLoad" draw:mime-type="image/png"/></draw:frame></text:p>
      <text:p text:style-name="P3"/>
      <text:p text:style-name="P3">Q3</text:p>
      <text:p text:style-name="P3"><draw:frame draw:style-name="fr2" draw:name="Image5" text:anchor-type="char" svg:x="-0.2189in" svg:y="0.3118in" svg:width="6.6929in" svg:height="0.7472in" draw:z-index="4"><draw:image xlink:href="Pictures/10000001000002F000000054A23524FEAC7D773B.png" xlink:type="simple" xlink:show="embed" xlink:actuate="onLoad" draw:mime-type="image/png"/></draw:frame></text:p>
      <text:p text:style-name="P3"><draw:frame draw:style-name="fr2" draw:name="Image6" text:anchor-type="char" svg:x="-0.1354in" svg:y="0.1437in" svg:width="6.6929in" svg:height="0.8299in" draw:z-index="5"><draw:image xlink:href="Pictures/1000000100000306000000607B91D0897BA3C88B.png" xlink:type="simple" xlink:show="embed" xlink:actuate="onLoad" draw:mime-type="image/png"/></draw:frame></text:p>
      <text:p text:style-name="P3"><draw:frame draw:style-name="fr3" draw:name="Image7" text:anchor-type="char" svg:width="5.25in" svg:height="1.2602in" draw:z-index="6"><draw:image xlink:href="Pictures/10000001000001F80000007923D17EB8793A14DE.png" xlink:type="simple" xlink:show="embed" xlink:actuate="onLoad" draw:mime-type="image/png"/></draw:frame><text:soft-page-break/></text:p>
      <text:p text:style-name="P3">Q4</text:p>
      <text:p text:style-name="P3"><draw:frame draw:style-name="fr2" draw:name="Image8" text:anchor-type="char" svg:x="0.1591in" svg:y="0.2563in" svg:width="5.25in" svg:height="1.2602in" draw:z-index="7"><draw:image xlink:href="Pictures/10000001000001F8000000796F9679287FA4781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Q5</text:p>
      <text:p text:style-name="P3"><draw:frame draw:style-name="fr2" draw:name="Image9" text:anchor-type="char" svg:x="0in" svg:y="0.1602in" svg:width="6.6929in" svg:height="0.5701in" draw:z-index="8"><draw:image xlink:href="Pictures/100000010000029100000038ED1F24CE9561CFAF.png" xlink:type="simple" xlink:show="embed" xlink:actuate="onLoad" draw:mime-type="image/png"/></draw:frame></text:p>
      <text:p text:style-name="P3"><draw:frame draw:style-name="fr1" draw:name="Image10" text:anchor-type="char" svg:width="6.6929in" svg:height="1.2528in" draw:z-index="9"><draw:image xlink:href="Pictures/10000001000002910000007B2EA8AD42D155D8BB.png" xlink:type="simple" xlink:show="embed" xlink:actuate="onLoad" draw:mime-type="image/png"/></draw:frame></text:p>
      <text:p text:style-name="P3"/>
      <text:p text:style-name="P3">Q6</text:p>
      <text:p text:style-name="P3"><draw:frame draw:style-name="fr1" draw:name="Image11" text:anchor-type="char" svg:width="6.6929in" svg:height="0.8453in" draw:z-index="10"><draw:image xlink:href="Pictures/100000010000029100000053CFE5DB92F0BBF45C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01:12:16.748078584</meta:creation-date>
    <dc:date>2025-04-27T01:24:12.984418476</dc:date>
    <meta:editing-duration>PT1M16S</meta:editing-duration>
    <meta:editing-cycles>1</meta:editing-cycles>
    <meta:document-statistic meta:table-count="0" meta:image-count="11" meta:object-count="0" meta:page-count="2" meta:paragraph-count="5" meta:word-count="5" meta:character-count="10" meta:non-whitespace-character-count="10"/>
    <meta:generator>LibreOffice/7.3.7.2$Linux_X86_64 LibreOffice_project/30$Build-2</meta:generator>
  </office:meta>
</office:document-meta>
</file>